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gma solidity ^0.4.18;</text:p>
      <text:p text:style-name="Standard"/>
      <text:p text:style-name="Standard">contract Project{</text:p>
      <text:p text:style-name="Standard"><text:s text:c="4"/></text:p>
      <text:p text:style-name="Standard"><text:s text:c="4"/>struct User {</text:p>
      <text:p text:style-name="Standard"><text:s text:c="4"/>string name;</text:p>
      <text:p text:style-name="Standard"><text:s text:c="4"/>string accountType;</text:p>
      <text:p text:style-name="Standard"><text:s text:c="4"/></text:p>
      <text:p text:style-name="Standard"/>
      <text:p text:style-name="Standard"><text:s text:c="4"/>bool set; // This boolean is used to differentiate between unset and zero struct values</text:p>
      <text:p text:style-name="Standard">}</text:p>
      <text:p text:style-name="Standard"/>
      <text:p text:style-name="Standard">mapping(address =&gt; User) public users;</text:p>
      <text:p text:style-name="Standard">address[] private addresses;</text:p>
      <text:p text:style-name="Standard">address public _userAddress ;</text:p>
      <text:p text:style-name="Standard"/>
      <text:p text:style-name="Standard">function createUser(string _userName, string _accountType) public {</text:p>
      <text:p text:style-name="Standard"><text:s text:c="4"/></text:p>
      <text:p text:style-name="Standard"><text:s text:c="3"/>_userAddress = msg.sender;</text:p>
      <text:p text:style-name="Standard"><text:s/>// <text:s/>address _userAddress = msg.sender;</text:p>
      <text:p text:style-name="Standard"><text:s text:c="3"/>User storage user = users[_userAddress];</text:p>
      <text:p text:style-name="Standard"><text:s text:c="4"/>// Check that the user did not already exist:</text:p>
      <text:p text:style-name="Standard"><text:s text:c="4"/>addresses.push(msg.sender);</text:p>
      <text:p text:style-name="Standard"><text:s text:c="3"/>require(!user.set);</text:p>
      <text:p text:style-name="Standard"><text:s text:c="4"/>//Store the user</text:p>
      <text:p text:style-name="Standard"><text:s text:c="4"/>users[_userAddress] = User({</text:p>
      <text:p text:style-name="Standard"><text:s text:c="8"/>name: _userName,</text:p>
      <text:p text:style-name="Standard"><text:s text:c="8"/>accountType: _accountType,</text:p>
      <text:p text:style-name="Standard"><text:s text:c="8"/>set: true</text:p>
      <text:p text:style-name="Standard"><text:s text:c="4"/>});</text:p>
      <text:p text:style-name="Standard">}</text:p>
      <text:p text:style-name="Standard"/>
      <text:p text:style-name="Standard"/>
      <text:p text:style-name="Standard">function getUserCount() public view returns(uint count){</text:p>
      <text:p text:style-name="Standard"><text:s/></text:p>
      <text:p text:style-name="Standard"><text:s/>return addresses.length;</text:p>
      <text:p text:style-name="Standard"><text:s text:c="4"/></text:p>
      <text:p text:style-name="Standard">}</text:p>
      <text:p text:style-name="Standard"><text:s text:c="4"/></text:p>
      <text:p text:style-name="Standard"><text:s text:c="4"/>event LoginAttempt(address);</text:p>
      <text:p text:style-name="Standard"><text:s text:c="4"/></text:p>
      <text:p text:style-name="Standard">function login() public{</text:p>
      <text:p text:style-name="Standard">//address _userAddress = msg.sender;</text:p>
      <text:p text:style-name="Standard"><text:s text:c="2"/>User storage user = users[_userAddress];</text:p>
      <text:p text:style-name="Standard"><text:s/>// <text:s/>require(keccak256(abi.encodePacked(users[_userAddress].password)) == keccak256(abi.encodePacked((_password))),"Invalid password");</text:p>
      <text:p text:style-name="Standard"/>
      <text:p text:style-name="Standard"><text:s text:c="4"/>require(user.set);</text:p>
      <text:p text:style-name="Standard"><text:s text:c="4"/>emit LoginAttempt(msg.sender);</text:p>
      <text:p text:style-name="Standard"><text:s text:c="4"/></text:p>
      <text:p text:style-name="Standard"><text:s text:c="4"/></text:p>
      <text:p text:style-name="Standard"><text:s text:c="4"/></text:p>
      <text:p text:style-name="Standard"><text:soft-page-break/>}</text:p>
      <text:p text:style-name="Standard"><text:s text:c="4"/></text:p>
      <text:p text:style-name="Standard"><text:s text:c="4"/>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7:01:43.417557073</meta:creation-date>
    <dc:date>2019-07-21T01:59:39.561367522</dc:date>
    <meta:editing-duration>PT1M2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118" meta:character-count="1157" meta:non-whitespace-character-count="938"/>
  </office:meta>
</office:document-meta>
</file>